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PatternClassFilterTests.null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ternClassFilterTests.test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PatternClassFilterTests.subclass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PatternClassFilterTests.andOrNotReplac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PatternClassFilterTests.invali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ternClassFilterTests.tes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PatternClassFilterTests.validPattern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PatternClassFilterTests.invocationOfMatchesMethodBlowsUpWhenNoTypePatternHas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PatternClassFilterTests.test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